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6E00001F1D71AB47EF.svm"/>
  <manifest:file-entry manifest:media-type="" manifest:full-path="Pictures/20000007000016A300001070EFDC4BA4.svm"/>
  <manifest:file-entry manifest:media-type="" manifest:full-path="Pictures/20000007000015660000039F0DBD6A2B.svm"/>
  <manifest:file-entry manifest:media-type="" manifest:full-path="Pictures/20000007000017C6000021E791DF0707.svm"/>
  <manifest:file-entry manifest:media-type="" manifest:full-path="Pictures/20000007000016540000161F75C44D14.svm"/>
  <manifest:file-entry manifest:media-type="" manifest:full-path="Pictures/2000000700001654000001F8834FE090.svm"/>
  <manifest:file-entry manifest:media-type="" manifest:full-path="Pictures/200000070000174200001C53D52B561C.svm"/>
  <manifest:file-entry manifest:media-type="" manifest:full-path="Pictures/20000007000016D8000015EAB9DD57E3.svm"/>
  <manifest:file-entry manifest:media-type="" manifest:full-path="Pictures/20000007000018E90000230AB4EC998F.svm"/>
  <manifest:file-entry manifest:media-type="" manifest:full-path="Pictures/20000007000017AC00001DAB812FC5CD.svm"/>
  <manifest:file-entry manifest:media-type="" manifest:full-path="Pictures/200000070000181600000EAE2B6E3E20.svm"/>
  <manifest:file-entry manifest:media-type="" manifest:full-path="Pictures/20000007000016BE00000D216E906643.svm"/>
  <manifest:file-entry manifest:media-type="" manifest:full-path="Pictures/2000000700001605000001C3FD41BA69.svm"/>
  <manifest:file-entry manifest:media-type="" manifest:full-path="Pictures/2000000700001830000023746ABE5198.svm"/>
  <manifest:file-entry manifest:media-type="" manifest:full-path="Pictures/20000007000016A300001DDF95D65560.svm"/>
  <manifest:file-entry manifest:media-type="" manifest:full-path="Pictures/2000000700001654000010A5FEE008BA.svm"/>
  <manifest:file-entry manifest:media-type="" manifest:full-path="Pictures/200000070000184B00000EE3FBAECB61.svm"/>
  <manifest:file-entry manifest:media-type="" manifest:full-path="Pictures/20000007000017AC00001D5BBB8FB7EB.svm"/>
  <manifest:file-entry manifest:media-type="" manifest:full-path="Pictures/20000007000015EA000001C35B45BBB5.svm"/>
  <manifest:file-entry manifest:media-type="" manifest:full-path="Pictures/200000070000168900001267C7104C1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style:text-autospace="none"/>
      <style:text-properties style:font-name="TimesNewRomanPSMT" fo:font-size="12pt" fo:language="en" fo:country="US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style:text-autospace="none"/>
      <style:text-properties style:font-name="TimesNewRomanPSMT" fo:font-size="12pt" fo:language="en" fo:country="US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6" style:family="paragraph" style:parent-style-name="Standard">
      <style:paragraph-properties fo:text-align="center" style:justify-single-word="false" style:text-autospace="none"/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fo:font-size="12pt" fo:language="en" fo:country="US" style:font-size-asian="12pt" style:font-size-complex="12pt"/>
    </style:style>
    <style:style style:name="T1" style:family="text">
      <style:text-properties style:font-name="TimesNewRomanPSMT" style:font-name-asian="TimesNewRomanPSMT" style:font-name-complex="TimesNewRomanPSMT"/>
    </style:style>
    <style:style style:name="T2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*****************************************************************************/</text:p>
      <text:p text:style-name="P1">/************************** <text:s/>Name:- Divesh Uttamchandani <text:s/>**************************/</text:p>
      <text:p text:style-name="P1">/************************** <text:s/>Class :- XII <text:s/>A <text:s text:c="28"/>**************************/</text:p>
      <text:p text:style-name="P1">/************************** <text:s/>Date <text:s/>:- 11 October 2014 <text:s text:c="11"/>**************************/</text:p>
      <text:p text:style-name="P1">/************************** <text:s/>Q-17):- Stacks <text:s text:c="27"/>**************************/</text:p>
      <text:p text:style-name="P1">/*******************************************************************************/</text:p>
      <text:p text:style-name="P1"/>
      <text:p text:style-name="P1">-.-.-.-.-.-.-.-.-.-.-.-.-.-.-.-.-.-.-.-. Stacks1/ Without OOPS/ Dynamically .-.-.-.-.-.-.-.-.-.-.-.-.-.-.-.-.-.-.-.-.-.</text:p>
      <text:p text:style-name="P1">#include&lt;iostream.h&gt;</text:p>
      <text:p text:style-name="P1">#include&lt;conio.h&gt;</text:p>
      <text:p text:style-name="P1">#include&lt;ctype.h&gt;</text:p>
      <text:p text:style-name="P1"/>
      <text:p text:style-name="P1">//////////////////////////////////////////////Declaration &amp; Definition of Node/////////////////////////////////////////////////</text:p>
      <text:p text:style-name="P1">struct node</text:p>
      <text:p text:style-name="P1">{</text:p>
      <text:p text:style-name="P1"><text:s text:c="2"/>int roll;</text:p>
      <text:p text:style-name="P1"><text:s text:c="2"/>node *next;</text:p>
      <text:p text:style-name="P1">};</text:p>
      <text:p text:style-name="P1"/>
      <text:p text:style-name="P1">node *TOP=NULL;</text:p>
      <text:p text:style-name="P1">////////////////////////////////////////////////////////////////////////////////////////////////////////////////////////////////////////////////</text:p>
      <text:p text:style-name="P1"/>
      <text:p text:style-name="P1"/>
      <text:p text:style-name="P3">///////////////////////////////////////////Declaration &amp; Defination of Functions/////////////////////////////////////////////</text:p>
      <text:p text:style-name="P3">//______________________________________________________________________________//</text:p>
      <text:p text:style-name="P1">node *create_node()</text:p>
      <text:p text:style-name="P1">{</text:p>
      <text:p text:style-name="P1"><text:s text:c="2"/>node *nn;</text:p>
      <text:p text:style-name="P1"><text:s text:c="2"/>nn=NULL;</text:p>
      <text:p text:style-name="P1"><text:s text:c="2"/>nn=new node;</text:p>
      <text:p text:style-name="P1"><text:s text:c="2"/>if(nn)</text:p>
      <text:p text:style-name="P1"><text:s text:c="2"/>{</text:p>
      <text:p text:style-name="P1"><text:s text:c="2"/>cout&lt;&lt;"\nEnter roll\t";</text:p>
      <text:p text:style-name="P1"><text:s text:c="2"/>cin&gt;&gt;nn-&gt;roll;</text:p>
      <text:p text:style-name="P1"><text:s text:c="2"/>nn-&gt;next=NULL;</text:p>
      <text:p text:style-name="P1"><text:s text:c="2"/>}</text:p>
      <text:p text:style-name="P1"><text:s text:c="2"/>return nn;</text:p>
      <text:p text:style-name="P1">}</text:p>
      <text:p text:style-name="P3">//______________________________________________________________________________//</text:p>
      <text:p text:style-name="P1">void PUSH()</text:p>
      <text:p text:style-name="P1">{</text:p>
      <text:p text:style-name="P1"><text:s/>node*nn;</text:p>
      <text:p text:style-name="P1"><text:s/>nn=create_node();</text:p>
      <text:p text:style-name="P1"><text:s text:c="2"/>if(nn)</text:p>
      <text:p text:style-name="P1"><text:s text:c="3"/>{</text:p>
      <text:p text:style-name="P1"><text:s text:c="5"/>nn-&gt;next=TOP;</text:p>
      <text:p text:style-name="P1"><text:s text:c="5"/>TOP=nn;</text:p>
      <text:p text:style-name="P1"><text:s text:c="3"/>}</text:p>
      <text:p text:style-name="P1"><text:s text:c="2"/>else</text:p>
      <text:p text:style-name="P1"><text:s text:c="3"/>cout&lt;&lt;"\noverflow";</text:p>
      <text:p text:style-name="P1">}</text:p>
      <text:p text:style-name="P3">//______________________________________________________________________________//</text:p>
      <text:p text:style-name="P3"><text:soft-page-break/>//______________________________________________________________________________//</text:p>
      <text:p text:style-name="P1">void POP()</text:p>
      <text:p text:style-name="P1">{</text:p>
      <text:p text:style-name="P1"><text:s text:c="2"/>node*nn;</text:p>
      <text:p text:style-name="P1"><text:s text:c="2"/>nn=new node;</text:p>
      <text:p text:style-name="P1"><text:s text:c="2"/>if(TOP==NULL)</text:p>
      <text:p text:style-name="P1"><text:s text:c="4"/>cout&lt;&lt;"\nUnderflow";</text:p>
      <text:p text:style-name="P1"><text:s text:c="2"/>else</text:p>
      <text:p text:style-name="P1"><text:s text:c="2"/>{</text:p>
      <text:p text:style-name="P1"><text:s text:c="3"/>if(nn)</text:p>
      <text:p text:style-name="P1"><text:s text:c="4"/>{</text:p>
      <text:p text:style-name="P1"><text:s text:c="5"/>nn=TOP;</text:p>
      <text:p text:style-name="P1"><text:s text:c="5"/>TOP=TOP-&gt;next;</text:p>
      <text:p text:style-name="P1"><text:s text:c="5"/>delete nn;</text:p>
      <text:p text:style-name="P1"><text:s text:c="4"/>}</text:p>
      <text:p text:style-name="P1"><text:s text:c="3"/>else</text:p>
      <text:p text:style-name="P1"><text:s text:c="4"/>cout&lt;&lt;"\nError Temp Node Cannot Be Created";</text:p>
      <text:p text:style-name="P1"><text:s text:c="2"/>}</text:p>
      <text:p text:style-name="P1">}</text:p>
      <text:p text:style-name="P3">//______________________________________________________________________________//</text:p>
      <text:p text:style-name="P1">void display()</text:p>
      <text:p text:style-name="P1">{</text:p>
      <text:p text:style-name="P1"><text:s/>node *ptr;</text:p>
      <text:p text:style-name="P1"><text:s/>ptr=new node;</text:p>
      <text:p text:style-name="P1"><text:s/>ptr=TOP;</text:p>
      <text:p text:style-name="P1"><text:s/>if(TOP==NULL)</text:p>
      <text:p text:style-name="P1"><text:s text:c="2"/>cout&lt;&lt;"\nUnderflow";</text:p>
      <text:p text:style-name="P1"><text:s/>else</text:p>
      <text:p text:style-name="P1"><text:s text:c="2"/>{</text:p>
      <text:p text:style-name="P1"><text:s text:c="4"/>while(ptr)</text:p>
      <text:p text:style-name="P1"><text:s text:c="4"/>{</text:p>
      <text:p text:style-name="P1"><text:s text:c="5"/>cout&lt;&lt;"\nRoll\t"&lt;&lt;ptr-&gt;roll;</text:p>
      <text:p text:style-name="P1"><text:s text:c="5"/>ptr=ptr-&gt;next;</text:p>
      <text:p text:style-name="P1"><text:s text:c="4"/>}</text:p>
      <text:p text:style-name="P1"><text:s text:c="2"/>}</text:p>
      <text:p text:style-name="P1">}</text:p>
      <text:p text:style-name="P3">//______________________________________________________________________________//</text:p>
      <text:p text:style-name="P1">////////////////////////////////////////////////////////////////////////////////////////////////////////////////////////////////////////////////</text:p>
      <text:p text:style-name="P1"/>
      <text:p text:style-name="Standard">//**********************************Void Main()**********************************//</text:p>
      <text:p text:style-name="P1">void main()</text:p>
      <text:p text:style-name="P1">{</text:p>
      <text:p text:style-name="P1">clrscr();</text:p>
      <text:p text:style-name="P1">int ch;</text:p>
      <text:p text:style-name="P1"/>
      <text:p text:style-name="P1">do</text:p>
      <text:p text:style-name="P1"><text:s/>{</text:p>
      <text:p text:style-name="P1"><text:s text:c="2"/>cout&lt;&lt;"\n\tMain Menu:"</text:p>
      <text:p text:style-name="P1"><text:s text:c="6"/>&lt;&lt;"\n1)\tPUSH"</text:p>
      <text:p text:style-name="P1"><text:s text:c="6"/>&lt;&lt;"\n2)\tPOP"</text:p>
      <text:p text:style-name="P1"><text:s text:c="6"/>&lt;&lt;"\n3)\tDISPLAY";</text:p>
      <text:p text:style-name="P1"><text:s text:c="2"/>cout&lt;&lt;"\n\nEnter Choice\t";<text:tab/><text:tab/>cin&gt;&gt;ch;</text:p>
      <text:p text:style-name="P1"><text:soft-page-break/><text:s text:c="3"/></text:p>
      <text:p text:style-name="P1"><text:s text:c="3"/>switch(ch)</text:p>
      <text:p text:style-name="P1"><text:s text:c="4"/>{</text:p>
      <text:p text:style-name="P1"><text:s text:c="4"/>case 1:</text:p>
      <text:p text:style-name="P1"><text:tab/>PUSH();</text:p>
      <text:p text:style-name="P1"><text:tab/>break;</text:p>
      <text:p text:style-name="P1"><text:s text:c="4"/>case 2:</text:p>
      <text:p text:style-name="P1"><text:tab/>POP();</text:p>
      <text:p text:style-name="P1"><text:tab/>break;</text:p>
      <text:p text:style-name="P1"><text:s text:c="4"/>case 3:</text:p>
      <text:p text:style-name="P1"><text:tab/>display();</text:p>
      <text:p text:style-name="P1"><text:tab/>break;</text:p>
      <text:p text:style-name="P1"><text:s text:c="4"/>default:</text:p>
      <text:p text:style-name="P1"><text:tab/>cout&lt;&lt;"Invalid Choice";</text:p>
      <text:p text:style-name="P1"><text:s text:c="4"/>}</text:p>
      <text:p text:style-name="P1"><text:s text:c="2"/>cout&lt;&lt;"\nPress Y to continue:\t";</text:p>
      <text:p text:style-name="P1"><text:s/>}while(toupper(getche())=='Y');</text:p>
      <text:p text:style-name="P1">}</text:p>
      <text:p text:style-name="P1">//**********************************End Of Main*********************************//</text:p>
      <text:p text:style-name="P1"/>
      <text:p text:style-name="P2">OUTPUT 1</text:p>
      <text:p text:style-name="P2"/>
      <text:p text:style-name="P2"><draw:frame draw:style-name="fr1" draw:name="graphics1" text:anchor-type="paragraph" svg:width="5.741cm" svg:height="7.966cm" draw:z-index="0"><draw:image xlink:href="Pictures/200000070000166E00001F1D71AB47EF.svm" xlink:type="simple" xlink:show="embed" xlink:actuate="onLoad"/></draw:frame><draw:frame draw:style-name="fr2" draw:name="graphics2" text:anchor-type="paragraph" svg:x="5.629cm" svg:y="7.331cm" svg:width="5.74cm" svg:height="5.609cm" draw:z-index="1"><draw:image xlink:href="Pictures/20000007000016D8000015EAB9DD57E3.svm" xlink:type="simple" xlink:show="embed" xlink:actuate="onLoad"/></draw:frame></text:p>
      <text:p text:style-name="P1"/>
      <text:p text:style-name="P1"/>
      <text:p text:style-name="P1"/>
      <text:p text:style-name="P1"><draw:frame draw:style-name="fr2" draw:name="graphics3" text:anchor-type="paragraph" svg:x="5.614cm" svg:y="0.344cm" svg:width="5.77cm" svg:height="4.711cm" draw:z-index="2"><draw:image xlink:href="Pictures/200000070000168900001267C7104C17.svm" xlink:type="simple" xlink:show="embed" xlink:actuate="onLoad"/></draw:frame><draw:frame draw:style-name="fr2" draw:name="graphics4" text:anchor-type="paragraph" svg:x="5.614cm" svg:y="4.604cm" svg:width="5.609cm" svg:height="0.452cm" draw:z-index="3"><draw:image xlink:href="Pictures/20000007000015EA000001C35B45BBB5.svm" xlink:type="simple" xlink:show="embed" xlink:actuate="onLoad"/></draw:frame><text:soft-page-break/></text:p>
      <text:p text:style-name="P1"/>
      <text:p text:style-name="P1"><draw:frame draw:style-name="fr3" draw:name="graphics5" text:anchor-type="paragraph" svg:width="5.861cm" svg:height="7.514cm" draw:z-index="4"><draw:image xlink:href="Pictures/20000007000017AC00001D5BBB8FB7EB.svm" xlink:type="simple" xlink:show="embed" xlink:actuate="onLoad"/></draw:frame><draw:frame draw:style-name="fr2" draw:name="graphics6" text:anchor-type="paragraph" svg:x="5.57cm" svg:y="7.211cm" svg:width="5.86cm" svg:height="7.25cm" draw:z-index="5"><draw:image xlink:href="Pictures/200000070000174200001C53D52B561C.svm" xlink:type="simple" xlink:show="embed" xlink:actuate="onLoad"/></draw:frame><draw:frame draw:style-name="fr2" draw:name="graphics7" text:anchor-type="paragraph" svg:x="5.57cm" svg:y="13.903cm" svg:width="5.86cm" svg:height="4.21cm" draw:z-index="6"><draw:image xlink:href="Pictures/20000007000016A300001070EFDC4BA4.svm" xlink:type="simple" xlink:show="embed" xlink:actuate="onLoad"/></draw:frame><draw:frame draw:style-name="fr2" draw:name="graphics8" text:anchor-type="paragraph" svg:x="5.57cm" svg:y="17.186cm" svg:width="5.86cm" svg:height="0.928cm" draw:z-index="7"><draw:image xlink:href="Pictures/20000007000015660000039F0DBD6A2B.svm" xlink:type="simple" xlink:show="embed" xlink:actuate="onLoad"/></draw:frame></text:p>
      <text:p text:style-name="P1"/>
      <text:p text:style-name="P1"/>
      <text:p text:style-name="P1"><draw:frame draw:style-name="fr2" draw:name="graphics9" text:anchor-type="paragraph" svg:x="5.406cm" svg:y="0.132cm" svg:width="6.219cm" svg:height="3.812cm" draw:z-index="8"><draw:image xlink:href="Pictures/200000070000184B00000EE3FBAECB61.svm" xlink:type="simple" xlink:show="embed" xlink:actuate="onLoad"/></draw:frame><text:soft-page-break/></text:p>
      <text:p text:style-name="P2">-.-.-.-.-.-.-.-.-.-.-.-.-.-.-.-.-.-.-.-.-. Stacks2/ With OOPS/ Dynamically -.-.-.-.-.-.-.-.-.-.-.-.-.-.-.-.-.-.-.-.-.-.-</text:p>
      <text:p text:style-name="P1">#include&lt;iostream.h&gt;</text:p>
      <text:p text:style-name="P1">#include&lt;conio.h&gt;</text:p>
      <text:p text:style-name="P1">#include&lt;ctype.h&gt;</text:p>
      <text:p text:style-name="P1">//////////////////////////////////////////////Declaration &amp; Definition of Node/////////////////////////////////////////////////</text:p>
      <text:p text:style-name="P1">struct node</text:p>
      <text:p text:style-name="P1">{</text:p>
      <text:p text:style-name="P1"><text:s text:c="2"/>int roll;</text:p>
      <text:p text:style-name="P1"><text:s text:c="2"/>node *next;</text:p>
      <text:p text:style-name="P1">};</text:p>
      <text:p text:style-name="P1">////////////////////////////////////////////////////////////////////////////////////////////////////////////////////////////////////////////////</text:p>
      <text:p text:style-name="P1">node *create_node()</text:p>
      <text:p text:style-name="P1">{</text:p>
      <text:p text:style-name="P1"><text:s text:c="2"/>node *nn;</text:p>
      <text:p text:style-name="P1"><text:s text:c="2"/>nn=NULL;</text:p>
      <text:p text:style-name="P1"><text:s text:c="2"/>nn=new node;</text:p>
      <text:p text:style-name="P1"><text:s text:c="2"/>if(nn)</text:p>
      <text:p text:style-name="P1"><text:s text:c="2"/>{</text:p>
      <text:p text:style-name="P1"><text:s text:c="2"/>cout&lt;&lt;"\nEnter roll\t";</text:p>
      <text:p text:style-name="P1"><text:s text:c="2"/>cin&gt;&gt;nn-&gt;roll;</text:p>
      <text:p text:style-name="P1"><text:s text:c="2"/>nn-&gt;next=NULL;</text:p>
      <text:p text:style-name="P1"><text:s text:c="2"/>}</text:p>
      <text:p text:style-name="P1"><text:s text:c="2"/>return nn;</text:p>
      <text:p text:style-name="P1">}</text:p>
      <text:p text:style-name="P1">///////////////////////////////////////// Declaration &amp; Definition of Class Stack ////////////////////////////////////////////</text:p>
      <text:p text:style-name="P1">class stack</text:p>
      <text:p text:style-name="P1">{</text:p>
      <text:p text:style-name="P1">node *TOP;</text:p>
      <text:p text:style-name="P1"/>
      <text:p text:style-name="P1">public:</text:p>
      <text:p text:style-name="P1"><text:s/>stack()</text:p>
      <text:p text:style-name="P1"><text:s/>{</text:p>
      <text:p text:style-name="P1"><text:s text:c="2"/>TOP=NULL;</text:p>
      <text:p text:style-name="P1"><text:s/>}</text:p>
      <text:p text:style-name="P3">//______________________________________________________________________________//</text:p>
      <text:p text:style-name="P1"><text:s/>~stack()</text:p>
      <text:p text:style-name="P1"><text:s/>{</text:p>
      <text:p text:style-name="P1"><text:s text:c="2"/>while(TOP)</text:p>
      <text:p text:style-name="P1"><text:s text:c="3"/>{</text:p>
      <text:p text:style-name="P1"><text:s text:c="3"/>POP();</text:p>
      <text:p text:style-name="P1"><text:s text:c="3"/>}</text:p>
      <text:p text:style-name="P1"><text:s/>}</text:p>
      <text:p text:style-name="P3">//______________________________________________________________________________//</text:p>
      <text:p text:style-name="P1"><text:soft-page-break/><text:s/>void PUSH()</text:p>
      <text:p text:style-name="P1"><text:s/>{</text:p>
      <text:p text:style-name="P1"><text:s text:c="2"/>node*nn;</text:p>
      <text:p text:style-name="P1"><text:s text:c="2"/>nn=create_node();</text:p>
      <text:p text:style-name="P1"><text:s text:c="3"/>if(nn)</text:p>
      <text:p text:style-name="P1"><text:s text:c="4"/>{</text:p>
      <text:p text:style-name="P1"><text:s text:c="6"/>nn-&gt;next=TOP;</text:p>
      <text:p text:style-name="P1"><text:s text:c="6"/>TOP=nn;</text:p>
      <text:p text:style-name="P1"><text:s text:c="4"/>}</text:p>
      <text:p text:style-name="P1"><text:s text:c="3"/>else</text:p>
      <text:p text:style-name="P1"><text:s text:c="4"/>cout&lt;&lt;"\noverflow";</text:p>
      <text:p text:style-name="P1"><text:s/>}</text:p>
      <text:p text:style-name="P3">//______________________________________________________________________________//</text:p>
      <text:p text:style-name="P1"><text:s/>void POP()</text:p>
      <text:p text:style-name="P1"><text:s/>{</text:p>
      <text:p text:style-name="P1"><text:s text:c="3"/>node*nn;</text:p>
      <text:p text:style-name="P1"><text:s text:c="3"/>nn=new node;</text:p>
      <text:p text:style-name="P1"><text:s text:c="3"/>if(TOP==NULL)</text:p>
      <text:p text:style-name="P1"><text:s text:c="5"/>cout&lt;&lt;"\nUnderflow";</text:p>
      <text:p text:style-name="P1"><text:s text:c="3"/>else</text:p>
      <text:p text:style-name="P1"><text:s text:c="3"/>{</text:p>
      <text:p text:style-name="P1"><text:s text:c="4"/>if(nn)</text:p>
      <text:p text:style-name="P1"><text:s text:c="5"/>{</text:p>
      <text:p text:style-name="P1"><text:s text:c="6"/>nn=TOP;</text:p>
      <text:p text:style-name="P1"><text:s text:c="6"/>TOP=TOP-&gt;next;</text:p>
      <text:p text:style-name="P1"><text:s text:c="6"/>delete nn;</text:p>
      <text:p text:style-name="P1"><text:s text:c="5"/>}</text:p>
      <text:p text:style-name="P1"><text:s text:c="4"/>else</text:p>
      <text:p text:style-name="P1"><text:s text:c="5"/>cout&lt;&lt;"\nError Temp. Node Cannot Be Created";</text:p>
      <text:p text:style-name="P1"><text:s text:c="3"/>}</text:p>
      <text:p text:style-name="P1"><text:s/>}</text:p>
      <text:p text:style-name="P3">//______________________________________________________________________________//</text:p>
      <text:p text:style-name="P1"><text:s/>void display()</text:p>
      <text:p text:style-name="P1"><text:s/>{</text:p>
      <text:p text:style-name="P1"><text:s text:c="2"/>node *ptr;</text:p>
      <text:p text:style-name="P1"><text:s text:c="2"/>ptr=new node;</text:p>
      <text:p text:style-name="P1"><text:s text:c="2"/>ptr=TOP;</text:p>
      <text:p text:style-name="P1"><text:s text:c="2"/>if(TOP==NULL)</text:p>
      <text:p text:style-name="P1"><text:s text:c="3"/>cout&lt;&lt;"\nUnderflow";</text:p>
      <text:p text:style-name="P1"><text:s text:c="2"/>else</text:p>
      <text:p text:style-name="P1"><text:s text:c="3"/>{</text:p>
      <text:p text:style-name="P1"><text:s text:c="5"/>while(ptr)</text:p>
      <text:p text:style-name="P1"><text:s text:c="5"/>{</text:p>
      <text:p text:style-name="P1"><text:s text:c="6"/>cout&lt;&lt;"\nRoll\t"&lt;&lt;ptr-&gt;roll;</text:p>
      <text:p text:style-name="P1"><text:s text:c="6"/>ptr=ptr-&gt;next;</text:p>
      <text:p text:style-name="P1"><text:s text:c="5"/>}</text:p>
      <text:p text:style-name="P1"><text:s text:c="3"/>}</text:p>
      <text:p text:style-name="P1"><text:s/>}</text:p>
      <text:p text:style-name="P3">//______________________________________________________________________________//</text:p>
      <text:p text:style-name="P1">};</text:p>
      <text:p text:style-name="P1">////////////////////////////////////////////////////////////////////////////////////////////////////////////////////////////////////////////////</text:p>
      <text:p text:style-name="P1"/>
      <text:p text:style-name="Standard"><text:soft-page-break/>//**********************************Void Main()**********************************//</text:p>
      <text:p text:style-name="P1">void main()</text:p>
      <text:p text:style-name="P1">{</text:p>
      <text:p text:style-name="P1"><text:s/>clrscr();</text:p>
      <text:p text:style-name="P1"><text:s/>int ch;</text:p>
      <text:p text:style-name="P1"><text:s/>stack S;</text:p>
      <text:p text:style-name="P1"/>
      <text:p text:style-name="P1"><text:s/>do</text:p>
      <text:p text:style-name="P1"><text:s/>{</text:p>
      <text:p text:style-name="P1"><text:s text:c="2"/>cout&lt;&lt;"\n\tMain Menu:"</text:p>
      <text:p text:style-name="P1"><text:s text:c="6"/>&lt;&lt;"\n1)\tPUSH"</text:p>
      <text:p text:style-name="P1"><text:s text:c="6"/>&lt;&lt;"\n2)\tPOP"</text:p>
      <text:p text:style-name="P1"><text:s text:c="6"/>&lt;&lt;"\n3)\tDISPLAY";</text:p>
      <text:p text:style-name="P1"><text:s text:c="2"/>cout&lt;&lt;"\n\nEnter Choice\t";<text:tab/><text:tab/>cin&gt;&gt;ch;</text:p>
      <text:p text:style-name="P1"><text:s text:c="3"/>switch(ch)</text:p>
      <text:p text:style-name="P1"><text:s text:c="4"/>{</text:p>
      <text:p text:style-name="P1"><text:s text:c="4"/>case 1:</text:p>
      <text:p text:style-name="P1"><text:tab/>S.PUSH();</text:p>
      <text:p text:style-name="P1"><text:tab/>break;</text:p>
      <text:p text:style-name="P1"><text:s text:c="4"/>case 2:</text:p>
      <text:p text:style-name="P1"><text:tab/>S.POP();</text:p>
      <text:p text:style-name="P1"><text:tab/>break;</text:p>
      <text:p text:style-name="P1"><text:s text:c="4"/>case 3:</text:p>
      <text:p text:style-name="P1"><text:tab/>S.display();</text:p>
      <text:p text:style-name="P1"><text:tab/>break;</text:p>
      <text:p text:style-name="P1"><text:s text:c="4"/>default:</text:p>
      <text:p text:style-name="P1"><text:tab/>cout&lt;&lt;"Invalid Choice";</text:p>
      <text:p text:style-name="P1"><text:s text:c="4"/>}</text:p>
      <text:p text:style-name="P1"><text:s text:c="2"/>cout&lt;&lt;"\nPress Y to continue:\t";</text:p>
      <text:p text:style-name="P1"><text:s/>}while(toupper(getche())=='Y');</text:p>
      <text:p text:style-name="P1">}</text:p>
      <text:p text:style-name="P1">//**********************************End Of Main*********************************//</text:p>
      <text:p text:style-name="P1"/>
      <text:p text:style-name="P2">OUTPUT 2</text:p>
      <text:p text:style-name="P2"><draw:frame draw:style-name="fr2" draw:name="graphics10" text:anchor-type="paragraph" svg:x="5.311cm" svg:y="0.086cm" svg:width="6.376cm" svg:height="8.969cm" draw:z-index="9"><draw:image xlink:href="Pictures/20000007000018E90000230AB4EC998F.svm" xlink:type="simple" xlink:show="embed" xlink:actuate="onLoad"/></draw:frame><draw:frame draw:style-name="fr2" draw:name="graphics11" text:anchor-type="paragraph" svg:x="5.311cm" svg:y="8.329cm" svg:width="5.717cm" svg:height="0.504cm" draw:z-index="10"><draw:image xlink:href="Pictures/2000000700001654000001F8834FE090.svm" xlink:type="simple" xlink:show="embed" xlink:actuate="onLoad"/></draw:frame></text:p>
      <text:p text:style-name="P2"/>
      <text:p text:style-name="P1"><text:soft-page-break/></text:p>
      <text:p text:style-name="P1"><draw:frame draw:style-name="fr2" draw:name="graphics13" text:anchor-type="paragraph" svg:x="5.606cm" svg:y="7.62cm" svg:width="5.791cm" svg:height="4.26cm" draw:z-index="12"><draw:image xlink:href="Pictures/2000000700001654000010A5FEE008BA.svm" xlink:type="simple" xlink:show="embed" xlink:actuate="onLoad"/></draw:frame><draw:frame draw:style-name="fr2" draw:name="graphics12" text:anchor-type="paragraph" svg:x="5.602cm" svg:y="0.464cm" svg:width="5.794cm" svg:height="7.646cm" draw:z-index="11"><draw:image xlink:href="Pictures/20000007000016A300001DDF95D65560.svm" xlink:type="simple" xlink:show="embed" xlink:actuate="onLoad"/></draw:frame></text:p>
      <text:p text:style-name="P1">.-.-.-.-.-.-.-.-.-.-.-.-.-.-.-.-.-.-.-.-.-.-.-.-.-.-.-.-.-.-.-.-.-.-.-.-.-.-.-.-.-.-.-.-.-.-.-.-.-.-.-.-.-.-.-.-.-.-.-.-.-.-.-.-.-.-.-.-.</text:p>
      <text:p text:style-name="P2"/>
      <text:p text:style-name="P2"/>
      <text:p text:style-name="P2"/>
      <text:p text:style-name="P2"/>
      <text:p text:style-name="P2">-.-.-.-.-.-.-.-.-.-.-.-.-.-.-.-.-.-.-.-.-. Stacks3/ Without OOPS/ Statically -.-.-.-.-.-.-.-.-.-.-.-.-.-.-.-.-.-.-.-.-.-.-</text:p>
      <text:p text:style-name="P1">#include&lt;iostream.h&gt;</text:p>
      <text:p text:style-name="P1">#include&lt;conio.h&gt;</text:p>
      <text:p text:style-name="P1">#include&lt;ctype.h&gt;</text:p>
      <text:p text:style-name="P1"/>
      <text:p text:style-name="P1">const int N=100;</text:p>
      <text:p text:style-name="P1"/>
      <text:p text:style-name="P1">//////////////////////////////////////////////Declaration &amp; Definition of Struct////////////////////////////////////////////////</text:p>
      <text:p text:style-name="P1">struct student</text:p>
      <text:p text:style-name="P1">{</text:p>
      <text:p text:style-name="P1"><text:s text:c="2"/>int roll;</text:p>
      <text:p text:style-name="P1"><text:s text:c="2"/>char nm[20];</text:p>
      <text:p text:style-name="P1">};</text:p>
      <text:p text:style-name="P1">////////////////////////////////////////////////////////////////////////////////////////////////////////////////////////////////////////////////</text:p>
      <text:p text:style-name="P1"/>
      <text:p text:style-name="P1"/>
      <text:p text:style-name="P1">//////////////////////////////////////////////// Declaration of Global Variables /////////////////////////////////////////////////</text:p>
      <text:p text:style-name="P1">student s[N];</text:p>
      <text:p text:style-name="P1">int TOP=-1;</text:p>
      <text:p text:style-name="P3">////////////////////////////////////////////////////////////////////////////////////////////////////////////////////////////////////////////////</text:p>
      <text:p text:style-name="P3"/>
      <text:p text:style-name="P3"><text:soft-page-break/>///////////////////////////////////////////Declaration &amp; Defination of Functions/////////////////////////////////////////////</text:p>
      <text:p text:style-name="P1"><text:span text:style-name="T1">//______________________________________________________________________________//</text:span></text:p>
      <text:p text:style-name="P1"><text:s/>void PUSH()</text:p>
      <text:p text:style-name="P1"><text:s/>{</text:p>
      <text:p text:style-name="P1"><text:s text:c="3"/>if(TOP==N-1)</text:p>
      <text:p text:style-name="P1"><text:s text:c="3"/>cout&lt;&lt;"\nOverflow";</text:p>
      <text:p text:style-name="P1"><text:s text:c="3"/>else</text:p>
      <text:p text:style-name="P1"><text:s text:c="4"/>{</text:p>
      <text:p text:style-name="P1"><text:s text:c="4"/>TOP++;</text:p>
      <text:p text:style-name="P1"><text:s text:c="6"/>cout&lt;&lt;"Enter Roll";<text:tab/>cin&gt;&gt;s[TOP].roll;</text:p>
      <text:p text:style-name="P1"><text:s text:c="6"/>cout&lt;&lt;"Emter Name";<text:tab/>cin&gt;&gt;s[TOP].nm;</text:p>
      <text:p text:style-name="P1"><text:s text:c="4"/>}</text:p>
      <text:p text:style-name="P1"><text:s/>}</text:p>
      <text:p text:style-name="P1"><text:span text:style-name="T1">//______________________________________________________________________________//</text:span></text:p>
      <text:p text:style-name="P1"><text:s/>void POP()</text:p>
      <text:p text:style-name="P1"><text:s/>{</text:p>
      <text:p text:style-name="P1"><text:s text:c="3"/>if(TOP==-1)</text:p>
      <text:p text:style-name="P1"><text:s text:c="5"/>cout&lt;&lt;"\nUnderflow";</text:p>
      <text:p text:style-name="P1"><text:s text:c="3"/>else</text:p>
      <text:p text:style-name="P1"><text:s text:c="3"/>{</text:p>
      <text:p text:style-name="P1"><text:s text:c="4"/>TOP--;</text:p>
      <text:p text:style-name="P1"><text:s text:c="3"/>}</text:p>
      <text:p text:style-name="P1"><text:s/>}</text:p>
      <text:p text:style-name="P1"><text:span text:style-name="T1">//______________________________________________________________________________//</text:span></text:p>
      <text:p text:style-name="P1"><text:s/>void display()</text:p>
      <text:p text:style-name="P1"><text:s/>{</text:p>
      <text:p text:style-name="P1"><text:s text:c="2"/>if(TOP==-1)</text:p>
      <text:p text:style-name="P1"><text:s text:c="3"/>cout&lt;&lt;"\nUnderflow";</text:p>
      <text:p text:style-name="P1"><text:s text:c="2"/>else</text:p>
      <text:p text:style-name="P1"><text:s text:c="3"/>{</text:p>
      <text:p text:style-name="P1"><text:s text:c="5"/>for(int i=TOP;i&gt;=0;i--)</text:p>
      <text:p text:style-name="P1"><text:s text:c="5"/>{</text:p>
      <text:p text:style-name="P1"><text:s text:c="6"/>cout&lt;&lt;"\nRoll\t"&lt;&lt;s[i].roll;</text:p>
      <text:p text:style-name="P1"><text:s text:c="6"/>cout&lt;&lt;"\nName\t"&lt;&lt;s[i].nm;</text:p>
      <text:p text:style-name="P1"><text:s text:c="5"/>}</text:p>
      <text:p text:style-name="P1"><text:s text:c="3"/>}</text:p>
      <text:p text:style-name="P1"><text:s/>}</text:p>
      <text:p text:style-name="P1"><text:span text:style-name="T1">//______________________________________________________________________________//</text:span></text:p>
      <text:p text:style-name="P1">////////////////////////////////////////////////////////////////////////////////////////////////////////////////////////////////////////////////</text:p>
      <text:p text:style-name="Standard"/>
      <text:p text:style-name="Standard">//**********************************Void Main()**********************************//</text:p>
      <text:p text:style-name="P1">void main()</text:p>
      <text:p text:style-name="P1">{</text:p>
      <text:p text:style-name="P1"><text:s/>clrscr();</text:p>
      <text:p text:style-name="P1"><text:s/>int ch;</text:p>
      <text:p text:style-name="P1"/>
      <text:p text:style-name="P1"><text:s/>do</text:p>
      <text:p text:style-name="P1"><text:s/>{</text:p>
      <text:p text:style-name="P1"><text:s text:c="2"/>cout&lt;&lt;"\n\tMain Menu:"</text:p>
      <text:p text:style-name="P1"><text:s text:c="6"/>&lt;&lt;"\n1)\tPUSH"</text:p>
      <text:p text:style-name="P1"><text:s text:c="6"/>&lt;&lt;"\n2)\tPOP"</text:p>
      <text:p text:style-name="P1"><text:s text:c="6"/>&lt;&lt;"\n3)\tDISPLAY";</text:p>
      <text:p text:style-name="P1"><text:soft-page-break/><text:s text:c="2"/>cout&lt;&lt;"\n\nEnter Choice\t";<text:tab/>cin&gt;&gt;ch;</text:p>
      <text:p text:style-name="P1"><text:s text:c="3"/>switch(ch)</text:p>
      <text:p text:style-name="P1"><text:s text:c="4"/>{</text:p>
      <text:p text:style-name="P1"><text:s text:c="4"/>case 1:</text:p>
      <text:p text:style-name="P1"><text:tab/>PUSH();</text:p>
      <text:p text:style-name="P1"><text:tab/>break;</text:p>
      <text:p text:style-name="P1"><text:s text:c="4"/>case 2:</text:p>
      <text:p text:style-name="P1"><text:tab/>POP();</text:p>
      <text:p text:style-name="P1"><text:tab/>break;</text:p>
      <text:p text:style-name="P1"><text:s text:c="4"/>case 3:</text:p>
      <text:p text:style-name="P1"><text:tab/>display();</text:p>
      <text:p text:style-name="P1"><text:tab/>break;</text:p>
      <text:p text:style-name="P1"><text:s text:c="4"/>default:</text:p>
      <text:p text:style-name="P1"><text:tab/>cout&lt;&lt;"Invalid Choice";</text:p>
      <text:p text:style-name="P1"><text:s text:c="4"/>}</text:p>
      <text:p text:style-name="P1"><text:s text:c="2"/>cout&lt;&lt;"\nPress Y to continue:\t";</text:p>
      <text:p text:style-name="P1"><text:s/>}while(toupper(getche())=='Y');</text:p>
      <text:p text:style-name="P1">}</text:p>
      <text:p text:style-name="P2">//**********************************End Of Main*********************************//</text:p>
      <text:p text:style-name="P2"/>
      <text:p text:style-name="P2">OUTPUT 3</text:p>
      <text:p text:style-name="P2"/>
      <text:p text:style-name="P2"><draw:frame draw:style-name="fr5" draw:name="graphics15" text:anchor-type="paragraph" svg:x="5.403cm" svg:y="8.177cm" svg:width="5.637cm" svg:height="0.452cm" draw:z-index="14"><draw:image xlink:href="Pictures/2000000700001605000001C3FD41BA69.svm" xlink:type="simple" xlink:show="embed" xlink:actuate="onLoad"/></draw:frame><draw:frame draw:style-name="fr4" draw:name="graphics14" text:anchor-type="paragraph" svg:width="6.191cm" svg:height="9.075cm" draw:z-index="13"><draw:image xlink:href="Pictures/2000000700001830000023746ABE5198.svm" xlink:type="simple" xlink:show="embed" xlink:actuate="onLoad"/></draw:frame></text:p>
      <text:p text:style-name="P2"><draw:frame draw:style-name="fr4" draw:name="graphics16" text:anchor-type="paragraph" svg:width="6.234cm" svg:height="3.36cm" draw:z-index="15"><draw:image xlink:href="Pictures/20000007000016BE00000D216E906643.svm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2"><draw:frame draw:style-name="fr4" draw:name="graphics17" text:anchor-type="paragraph" svg:width="6.436cm" svg:height="3.759cm" draw:z-index="16"><draw:image xlink:href="Pictures/200000070000181600000EAE2B6E3E20.svm" xlink:type="simple" xlink:show="embed" xlink:actuate="onLoad"/></draw:frame></text:p>
      <text:p text:style-name="P2"/>
      <text:p text:style-name="P2">.-.-.-.-.-.-.-.-.-.-.-.-.-.-.-.-.-.-.-.-.-.-.-.-.-.-.-.-.-.-.-.-.-.-.-.-.-.-.-.-.-.-.-.-.-.-.-.-.-.-.-.-.-.-.-.-.-.-.-.-.-.-.-.-.-.-.-.-.</text:p>
      <text:p text:style-name="P2"/>
      <text:p text:style-name="P2"/>
      <text:p text:style-name="P2"/>
      <text:p text:style-name="P2"/>
      <text:p text:style-name="P2">-.-.-.-.-.-.-.-.-.-.-.-.-.-.-.-.-.-.-.-.-.-. Stacks4/ With OOPS/ Statically -.-.-.-.-.-.-.-.-.-.-.-.-.-.-.-.-.-.-.-.-.-.-.-</text:p>
      <text:p text:style-name="P7">#include&lt;iostream.h&gt;</text:p>
      <text:p text:style-name="P7">#include&lt;conio.h&gt;</text:p>
      <text:p text:style-name="P7">#include&lt;ctype.h&gt;</text:p>
      <text:p text:style-name="P7"/>
      <text:p text:style-name="P7">//////////////////////////////////////////////// Declaration of Global Variables /////////////////////////////////////////////////</text:p>
      <text:p text:style-name="P7">const int N=100;</text:p>
      <text:p text:style-name="P7">////////////////////////////////////////////////////////////////////////////////////////////////////////////////////////////////////////////////</text:p>
      <text:p text:style-name="P7"/>
      <text:p text:style-name="P7"/>
      <text:p text:style-name="P7">//////////////////////////////////////////////Declaration &amp; Definition of Struct////////////////////////////////////////////////</text:p>
      <text:p text:style-name="P7">struct student</text:p>
      <text:p text:style-name="P7">{</text:p>
      <text:p text:style-name="P7"><text:s text:c="2"/>int roll;</text:p>
      <text:p text:style-name="P7"><text:s text:c="2"/>char nm[20];</text:p>
      <text:p text:style-name="P7">};</text:p>
      <text:p text:style-name="P1">////////////////////////////////////////////////////////////////////////////////////////////////////////////////////////////////////////////////</text:p>
      <text:p text:style-name="P7"/>
      <text:p text:style-name="P7">//////////////////////////////////////////////Declaration &amp; Definition of Class/////////////////////////////////////////////////</text:p>
      <text:p text:style-name="P7">class stack</text:p>
      <text:p text:style-name="P7">{</text:p>
      <text:p text:style-name="P7">student s[N];</text:p>
      <text:p text:style-name="P7">int TOP;</text:p>
      <text:p text:style-name="P7"/>
      <text:p text:style-name="P7">public:</text:p>
      <text:p text:style-name="P7"><text:s/>stack()</text:p>
      <text:p text:style-name="P7"><text:s/>{</text:p>
      <text:p text:style-name="P7"><text:s text:c="2"/>TOP=-1;</text:p>
      <text:p text:style-name="P7"><text:s/>}</text:p>
      <text:p text:style-name="P7"><text:s/></text:p>
      <text:p text:style-name="P7"><text:s text:c="2"/>~stack()</text:p>
      <text:p text:style-name="P7"><text:s/>{</text:p>
      <text:p text:style-name="P7"><text:s text:c="2"/>TOP=-1;</text:p>
      <text:p text:style-name="P7"><text:s/>}</text:p>
      <text:p text:style-name="P1"><text:span text:style-name="T1">//______________________________________________________________________________//</text:span></text:p>
      <text:p text:style-name="P7"><text:s/></text:p>
      <text:p text:style-name="P7"/>
      <text:p text:style-name="P7"><text:soft-page-break/>void PUSH()</text:p>
      <text:p text:style-name="P7"><text:s/>{</text:p>
      <text:p text:style-name="P7"><text:s text:c="3"/>if(TOP==N-1)</text:p>
      <text:p text:style-name="P7"><text:s text:c="3"/>cout&lt;&lt;"\nOverflow";</text:p>
      <text:p text:style-name="P7"><text:s text:c="3"/>else</text:p>
      <text:p text:style-name="P7"><text:s text:c="4"/>{</text:p>
      <text:p text:style-name="P7"><text:s text:c="4"/>TOP++;</text:p>
      <text:p text:style-name="P7"><text:s text:c="6"/>cout&lt;&lt;"Enter Roll";<text:tab/>cin&gt;&gt;s[TOP].roll;</text:p>
      <text:p text:style-name="P7"><text:s text:c="6"/>cout&lt;&lt;"Emter Name";<text:tab/>cin&gt;&gt;s[TOP].nm;</text:p>
      <text:p text:style-name="P7"><text:s text:c="4"/>}</text:p>
      <text:p text:style-name="P7"><text:s/>}</text:p>
      <text:p text:style-name="P1"><text:span text:style-name="T1">//______________________________________________________________________________//</text:span></text:p>
      <text:p text:style-name="P7"><text:s/>void POP()</text:p>
      <text:p text:style-name="P7"><text:s/>{</text:p>
      <text:p text:style-name="P7"><text:s text:c="3"/>if(TOP==-1)</text:p>
      <text:p text:style-name="P7"><text:s text:c="5"/>cout&lt;&lt;"\nUnderflow";</text:p>
      <text:p text:style-name="P7"><text:s text:c="3"/>else</text:p>
      <text:p text:style-name="P7"><text:s text:c="3"/>{</text:p>
      <text:p text:style-name="P7"><text:s text:c="4"/>TOP--;</text:p>
      <text:p text:style-name="P7"><text:s text:c="3"/>}</text:p>
      <text:p text:style-name="P7"><text:s/>}</text:p>
      <text:p text:style-name="P1"><text:span text:style-name="T1">//______________________________________________________________________________//</text:span></text:p>
      <text:p text:style-name="P7"><text:s/>void display()</text:p>
      <text:p text:style-name="P7"><text:s/>{</text:p>
      <text:p text:style-name="P7"><text:s text:c="2"/>if(TOP==-1)</text:p>
      <text:p text:style-name="P7"><text:s text:c="3"/>cout&lt;&lt;"\nUnderflow";</text:p>
      <text:p text:style-name="P7"><text:s text:c="2"/>else</text:p>
      <text:p text:style-name="P7"><text:s text:c="3"/>{</text:p>
      <text:p text:style-name="P7"><text:s text:c="5"/>for(int i=TOP;i&gt;=0;i--)</text:p>
      <text:p text:style-name="P7"><text:s text:c="5"/>{</text:p>
      <text:p text:style-name="P7"><text:s text:c="6"/>cout&lt;&lt;"\nRoll\t"&lt;&lt;s[i].roll;</text:p>
      <text:p text:style-name="P7"><text:s text:c="6"/>cout&lt;&lt;"\nName\t"&lt;&lt;s[i].nm;</text:p>
      <text:p text:style-name="P7"><text:s text:c="5"/>}</text:p>
      <text:p text:style-name="P7"><text:s text:c="3"/>}</text:p>
      <text:p text:style-name="P7"><text:s/>}</text:p>
      <text:p text:style-name="P1"><text:span text:style-name="T1">//______________________________________________________________________________//</text:span></text:p>
      <text:p text:style-name="P7">};</text:p>
      <text:p text:style-name="P7">////////////////////////////////////////////////////////////////////////////////////////////////////////////////////////////////////////////////</text:p>
      <text:p text:style-name="P7"/>
      <text:p text:style-name="Standard">//**********************************Void Main()**********************************//</text:p>
      <text:p text:style-name="P7">void main()</text:p>
      <text:p text:style-name="P7">{</text:p>
      <text:p text:style-name="P7"><text:s/>clrscr();</text:p>
      <text:p text:style-name="P7"><text:s/>int ch;</text:p>
      <text:p text:style-name="P7"><text:s/>stack S;</text:p>
      <text:p text:style-name="P7"/>
      <text:p text:style-name="P7"><text:s/>do</text:p>
      <text:p text:style-name="P7"><text:s/>{</text:p>
      <text:p text:style-name="P7"><text:s text:c="2"/>cout&lt;&lt;"\n\tMain Menu:"</text:p>
      <text:p text:style-name="P7"><text:s text:c="6"/>&lt;&lt;"\n1)\tPUSH"</text:p>
      <text:p text:style-name="P7"><text:s text:c="6"/>&lt;&lt;"\n2)\tPOP"</text:p>
      <text:p text:style-name="P7"><text:s text:c="6"/>&lt;&lt;"\n3)\tDISPLAY";</text:p>
      <text:p text:style-name="P7"><text:soft-page-break/><text:s text:c="2"/>cout&lt;&lt;"\n\nEnter Choice\t";<text:tab/>cin&gt;&gt;ch;</text:p>
      <text:p text:style-name="P7"><text:s text:c="3"/>switch(ch)</text:p>
      <text:p text:style-name="P7"><text:s text:c="4"/>{</text:p>
      <text:p text:style-name="P7"><text:s text:c="4"/>case 1:</text:p>
      <text:p text:style-name="P7"><text:tab/>S.PUSH();</text:p>
      <text:p text:style-name="P7"><text:tab/>break;</text:p>
      <text:p text:style-name="P7"><text:s text:c="4"/>case 2:</text:p>
      <text:p text:style-name="P7"><text:tab/>S.POP();</text:p>
      <text:p text:style-name="P7"><text:tab/>break;</text:p>
      <text:p text:style-name="P7"><text:s text:c="4"/>case 3:</text:p>
      <text:p text:style-name="P7"><text:tab/>S.display();</text:p>
      <text:p text:style-name="P7"><text:tab/>break;</text:p>
      <text:p text:style-name="P7"><text:s text:c="4"/>default:</text:p>
      <text:p text:style-name="P7"><text:tab/>cout&lt;&lt;"Invalid Choice";</text:p>
      <text:p text:style-name="P7"><text:s text:c="4"/>}</text:p>
      <text:p text:style-name="P7"><text:s text:c="2"/>cout&lt;&lt;"\nPress Y to continue:\t";</text:p>
      <text:p text:style-name="P7"><text:s/>}while(toupper(getche())=='Y');</text:p>
      <text:p text:style-name="P7">}</text:p>
      <text:p text:style-name="P7">//**********************************End Of Main*********************************//</text:p>
      <text:p text:style-name="P7"/>
      <text:p text:style-name="P2">OUTPUT 4</text:p>
      <text:p text:style-name="P2"/>
      <text:p text:style-name="P2"><draw:frame draw:style-name="fr5" draw:name="graphics19" text:anchor-type="paragraph" svg:x="5.447cm" svg:y="7.999cm" svg:width="6.101cm" svg:height="5.664cm" draw:z-index="18"><draw:image xlink:href="Pictures/20000007000016540000161F75C44D14.svm" xlink:type="simple" xlink:show="embed" xlink:actuate="onLoad"/></draw:frame><draw:frame draw:style-name="fr4" draw:name="graphics18" text:anchor-type="paragraph" svg:width="6.1cm" svg:height="8.68cm" draw:z-index="17"><draw:image xlink:href="Pictures/20000007000017C6000021E791DF0707.svm" xlink:type="simple" xlink:show="embed" xlink:actuate="onLoad"/></draw:frame></text:p>
      <text:p text:style-name="P2"/>
      <text:p text:style-name="P2"><draw:frame draw:style-name="fr5" draw:name="graphics20" text:anchor-type="paragraph" svg:x="5.468cm" svg:y="0.559cm" svg:width="6.061cm" svg:height="7.595cm" draw:z-index="19"><draw:image xlink:href="Pictures/20000007000017AC00001DAB812FC5CD.svm" xlink:type="simple" xlink:show="embed" xlink:actuate="onLoad"/></draw:frame><text:soft-page-break/></text:p>
      <text:p text:style-name="P7"/>
      <text:p text:style-name="P7">.-.-.-.-.-.-.-.-.-.-.-.-.-.-.-.-.-.-.-.-.-.-.-.-.-.-.-.-.-.-.-.-.-.-.-.-.-.-.-.-.-.-.-.-.-.-.-.-.-.-.-.-.-.-.-.-.-.-.-.-.-.-.-.-.-.-.-.-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8M39S</meta:editing-duration>
    <meta:editing-cycles>140</meta:editing-cycles>
    <meta:generator>OpenOffice/4.0.0$Win32 OpenOffice.org_project/400m3$Build-9702</meta:generator>
    <dc:date>2014-11-30T14:19:48.33</dc:date>
    <dc:creator>Divesh </dc:creator>
    <meta:document-statistic meta:table-count="0" meta:image-count="20" meta:object-count="0" meta:page-count="14" meta:paragraph-count="432" meta:word-count="656" meta:character-count="10675"/>
    <meta:user-defined meta:name="Info 1"/>
    <meta:user-defined meta:name="Info 2"/>
    <meta:user-defined meta:name="Info 3"/>
    <meta:user-defined meta:name="Info 4"/>
  </office:meta>
</office:document-meta>
</file>